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x6</text:p>
          </table:table-cell>
        </table:table-row>
        <table:table-row table:style-name="ro1">
          <table:table-cell office:value-type="string" calcext:value-type="string">
            <text:p>Брестская</text:p>
          </table:table-cell>
          <table:table-cell office:value-type="float" office:value="148.74327" calcext:value-type="float">
            <text:p>148.74327</text:p>
          </table:table-cell>
          <table:table-cell office:value-type="float" office:value="1.33383540103866" calcext:value-type="float">
            <text:p>1.33383540103866</text:p>
          </table:table-cell>
          <table:table-cell office:value-type="float" office:value="1.10219203693018" calcext:value-type="float">
            <text:p>1.10219203693018</text:p>
          </table:table-cell>
          <table:table-cell office:value-type="float" office:value="0.66733987305251" calcext:value-type="float">
            <text:p>0.66733987305251</text:p>
          </table:table-cell>
          <table:table-cell office:value-type="float" office:value="0.493016452683208" calcext:value-type="float">
            <text:p>0.493016452683208</text:p>
          </table:table-cell>
          <table:table-cell office:value-type="float" office:value="0.590519114252741" calcext:value-type="float">
            <text:p>0.590519114252741</text:p>
          </table:table-cell>
        </table:table-row>
        <table:table-row table:style-name="ro1">
          <table:table-cell office:value-type="string" calcext:value-type="string">
            <text:p>Витебская</text:p>
          </table:table-cell>
          <table:table-cell office:value-type="float" office:value="149.984" calcext:value-type="float">
            <text:p>149.984</text:p>
          </table:table-cell>
          <table:table-cell office:value-type="float" office:value="1.36536150816925" calcext:value-type="float">
            <text:p>1.36536150816925</text:p>
          </table:table-cell>
          <table:table-cell office:value-type="float" office:value="2.32400322580645" calcext:value-type="float">
            <text:p>2.32400322580645</text:p>
          </table:table-cell>
          <table:table-cell office:value-type="float" office:value="0.321994134897361" calcext:value-type="float">
            <text:p>0.321994134897361</text:p>
          </table:table-cell>
          <table:table-cell office:value-type="float" office:value="0.383071755341433" calcext:value-type="float">
            <text:p>0.383071755341433</text:p>
          </table:table-cell>
          <table:table-cell office:value-type="float" office:value="0.627887859237537" calcext:value-type="float">
            <text:p>0.627887859237537</text:p>
          </table:table-cell>
        </table:table-row>
        <table:table-row table:style-name="ro1">
          <table:table-cell office:value-type="string" calcext:value-type="string">
            <text:p>Гомельская</text:p>
          </table:table-cell>
          <table:table-cell office:value-type="float" office:value="157.51941" calcext:value-type="float">
            <text:p>157.51941</text:p>
          </table:table-cell>
          <table:table-cell office:value-type="float" office:value="1.43766679316888" calcext:value-type="float">
            <text:p>1.43766679316888</text:p>
          </table:table-cell>
          <table:table-cell office:value-type="float" office:value="2.34413423290463" calcext:value-type="float">
            <text:p>2.34413423290463</text:p>
          </table:table-cell>
          <table:table-cell office:value-type="float" office:value="0.460116663152716" calcext:value-type="float">
            <text:p>0.460116663152716</text:p>
          </table:table-cell>
          <table:table-cell office:value-type="float" office:value="0.464806859231148" calcext:value-type="float">
            <text:p>0.464806859231148</text:p>
          </table:table-cell>
          <table:table-cell office:value-type="float" office:value="0.527857755288495" calcext:value-type="float">
            <text:p>0.527857755288495</text:p>
          </table:table-cell>
        </table:table-row>
        <table:table-row table:style-name="ro1">
          <table:table-cell office:value-type="string" calcext:value-type="string">
            <text:p>Гродненская</text:p>
          </table:table-cell>
          <table:table-cell office:value-type="float" office:value="152.95968" calcext:value-type="float">
            <text:p>152.95968</text:p>
          </table:table-cell>
          <table:table-cell office:value-type="float" office:value="1.45665786115608" calcext:value-type="float">
            <text:p>1.45665786115608</text:p>
          </table:table-cell>
          <table:table-cell office:value-type="float" office:value="1.45312734025331" calcext:value-type="float">
            <text:p>1.45312734025331</text:p>
          </table:table-cell>
          <table:table-cell office:value-type="float" office:value="0.629368631558899" calcext:value-type="float">
            <text:p>0.629368631558899</text:p>
          </table:table-cell>
          <table:table-cell office:value-type="float" office:value="0.51678878202076" calcext:value-type="float">
            <text:p>0.51678878202076</text:p>
          </table:table-cell>
          <table:table-cell office:value-type="float" office:value="0.663598209694315" calcext:value-type="float">
            <text:p>0.663598209694315</text:p>
          </table:table-cell>
        </table:table-row>
        <table:table-row table:style-name="ro1">
          <table:table-cell office:value-type="string" calcext:value-type="string">
            <text:p>г.Минск</text:p>
          </table:table-cell>
          <table:table-cell office:value-type="float" office:value="229.19652" calcext:value-type="float">
            <text:p>229.19652</text:p>
          </table:table-cell>
          <table:table-cell office:value-type="float" office:value="2.23476162873763" calcext:value-type="float">
            <text:p>2.23476162873763</text:p>
          </table:table-cell>
          <table:table-cell office:value-type="float" office:value="1.31836967037453" calcext:value-type="float">
            <text:p>1.31836967037453</text:p>
          </table:table-cell>
          <table:table-cell office:value-type="float" office:value="0.67466067966119" calcext:value-type="float">
            <text:p>0.67466067966119</text:p>
          </table:table-cell>
          <table:table-cell office:value-type="float" office:value="0.385466476171038" calcext:value-type="float">
            <text:p>0.385466476171038</text:p>
          </table:table-cell>
          <table:table-cell office:value-type="float" office:value="0.944803479946933" calcext:value-type="float">
            <text:p>0.944803479946933</text:p>
          </table:table-cell>
        </table:table-row>
        <table:table-row table:style-name="ro1">
          <table:table-cell office:value-type="string" calcext:value-type="string">
            <text:p>Минская</text:p>
          </table:table-cell>
          <table:table-cell office:value-type="float" office:value="172.23197" calcext:value-type="float">
            <text:p>172.23197</text:p>
          </table:table-cell>
          <table:table-cell office:value-type="float" office:value="2.02904726964865" calcext:value-type="float">
            <text:p>2.02904726964865</text:p>
          </table:table-cell>
          <table:table-cell office:value-type="float" office:value="1.74447692958939" calcext:value-type="float">
            <text:p>1.74447692958939</text:p>
          </table:table-cell>
          <table:table-cell office:value-type="float" office:value="1.01954282489064" calcext:value-type="float">
            <text:p>1.01954282489064</text:p>
          </table:table-cell>
          <table:table-cell office:value-type="float" office:value="0.656747389586567" calcext:value-type="float">
            <text:p>0.656747389586567</text:p>
          </table:table-cell>
          <table:table-cell office:value-type="float" office:value="0.631173451389869" calcext:value-type="float">
            <text:p>0.631173451389869</text:p>
          </table:table-cell>
        </table:table-row>
        <table:table-row table:style-name="ro1">
          <table:table-cell office:value-type="string" calcext:value-type="string">
            <text:p>Могилёвская</text:p>
          </table:table-cell>
          <table:table-cell office:value-type="float" office:value="149.657" calcext:value-type="float">
            <text:p>149.657</text:p>
          </table:table-cell>
          <table:table-cell office:value-type="float" office:value="1.2762000749555" calcext:value-type="float">
            <text:p>1.2762000749555</text:p>
          </table:table-cell>
          <table:table-cell office:value-type="float" office:value="1.39433169680502" calcext:value-type="float">
            <text:p>1.39433169680502</text:p>
          </table:table-cell>
          <table:table-cell office:value-type="float" office:value="0.304975170992223" calcext:value-type="float">
            <text:p>0.304975170992223</text:p>
          </table:table-cell>
          <table:table-cell office:value-type="float" office:value="0.427287079546519" calcext:value-type="float">
            <text:p>0.427287079546519</text:p>
          </table:table-cell>
          <table:table-cell office:value-type="float" office:value="0.5896784409257" calcext:value-type="float">
            <text:p>0.5896784409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5T12:02:52.871471050</meta:creation-date>
    <dc:date>2020-12-25T12:04:16.278467947</dc:date>
    <meta:editing-duration>PT1M24S</meta:editing-duration>
    <meta:editing-cycles>1</meta:editing-cycles>
    <meta:document-statistic meta:table-count="1" meta:cell-count="55" meta:object-count="0"/>
    <meta:generator>LibreOffice/6.0.7.3$Linux_X86_64 LibreOffice_project/00m0$Build-3</meta:generator>
  </office:meta>
</office:document-meta>
</file>